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Courier new" svg:font-family="'Courier new'" style:font-family-generic="modern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2.4484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1.8283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ffcc"/>
      <style:text-properties style:font-name="Courier new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2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3" style:family="table-cell" style:parent-style-name="Default">
      <style:table-cell-properties fo:background-color="#ffffcc"/>
      <style:text-properties style:font-name="Courier new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e6e6e6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cc99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0" style:family="table-cell" style:parent-style-name="Default" style:data-style-name="N100">
      <style:table-cell-properties fo:background-color="transparent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2" table:number-columns-repeated="6"/>
          <table:table-cell table:style-name="ce16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10" table:number-columns-repeated="5"/>
          <table:table-cell table:style-name="ce17"/>
          <table:table-cell table:style-name="ce16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700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6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1" table:number-columns-repeated="5"/>
          <table:table-cell table:style-name="ce18"/>
          <table:table-cell table:style-name="ce16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-mega-communication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-mega-communication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onald Miloh Alexnadre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6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10" table:number-columns-repeated="5"/>
          <table:table-cell table:style-name="ce17"/>
          <table:table-cell table:style-name="ce16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  <table:table-cell table:style-name="ce16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style-name="ce16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20" table:number-columns-repeated="2"/>
          <table:table-cell table:style-name="ce14" table:number-columns-repeated="247"/>
        </table:table-row>
        <table:table-row table:style-name="ro2">
          <table:table-cell table:style-name="ce7" office:value-type="string">
            <text:p>3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io</text:p>
          </table:table-cell>
          <table:table-cell table:style-name="ce13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E1 ( TXD0 )</text:p>
          </table:table-cell>
          <table:table-cell table:style-name="ce14" office:value-type="string">
            <text:p>Digital pin 1 (TX0)</text:p>
          </table:table-cell>
          <table:table-cell table:style-name="ce8"/>
          <table:table-cell table:style-name="ce20"/>
          <table:table-cell table:style-name="ce14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E0 ( RXD0/PCINT8 )</text:p>
          </table:table-cell>
          <table:table-cell table:style-name="ce14" office:value-type="string">
            <text:p>Digital pin 0 (RX0)</text:p>
          </table:table-cell>
          <table:table-cell table:style-name="ce2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64</text:p>
          </table:table-cell>
          <table:table-cell table:style-name="ce4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J1 ( TXD3/PCINT10 )</text:p>
          </table:table-cell>
          <table:table-cell table:style-name="ce14" office:value-type="string">
            <text:p>Digital pin 14 (TX3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63</text:p>
          </table:table-cell>
          <table:table-cell table:style-name="ce4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13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J0 ( RXD3/PCINT9 )</text:p>
          </table:table-cell>
          <table:table-cell table:style-name="ce14" office:value-type="string">
            <text:p>Digital pin 15 (RX3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H1 ( TXD2 )</text:p>
          </table:table-cell>
          <table:table-cell table:style-name="ce14" office:value-type="string">
            <text:p>Digital pin 16 (TX2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H0 ( RXD2 )</text:p>
          </table:table-cell>
          <table:table-cell table:style-name="ce14" office:value-type="string">
            <text:p>Digital pin 17 (RX2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46</text:p>
          </table:table-cell>
          <table:table-cell table:style-name="ce4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13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D3 ( TXD1/INT3 )</text:p>
          </table:table-cell>
          <table:table-cell table:style-name="ce14" office:value-type="string">
            <text:p>Digital pin 18 (TX1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45</text:p>
          </table:table-cell>
          <table:table-cell table:style-name="ce4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D2 ( RXDI/INT2 )</text:p>
          </table:table-cell>
          <table:table-cell table:style-name="ce14" office:value-type="string">
            <text:p>Digital pin 19 (RX1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44</text:p>
          </table:table-cell>
          <table:table-cell table:style-name="ce12" office:value-type="float" office:value="9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D1 ( SDA/INT1 )</text:p>
          </table:table-cell>
          <table:table-cell table:style-name="ce14" office:value-type="string">
            <text:p>Digital pin 20 (SDA)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43</text:p>
          </table:table-cell>
          <table:table-cell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13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4" office:value-type="string">
            <text:p>PD0 ( SCL/INT0 )</text:p>
          </table:table-cell>
          <table:table-cell table:style-name="ce14" office:value-type="string">
            <text:p>Digital pin 21 (SCL)</text:p>
          </table:table-cell>
          <table:table-cell table:style-name="ce14" table:number-columns-repeated="249"/>
        </table:table-row>
        <table:table-row table:style-name="ro2" table:number-rows-repeated="50">
          <table:table-cell table:style-name="ce8" table:number-columns-repeated="6"/>
          <table:table-cell table:style-name="ce20" table:number-columns-repeated="3"/>
          <table:table-cell table:style-name="ce14" table:number-columns-repeated="247"/>
        </table:table-row>
        <table:table-row table:style-name="ro2" table:number-rows-repeated="31">
          <table:table-cell table:style-name="ce9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6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L97:Tabelle1.O1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Courier new" svg:font-family="'Courier new'" style:font-family-generic="modern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7:48:57</dc:date>
    <dc:language>de-DE</dc:language>
    <meta:editing-cycles>8</meta:editing-cycles>
    <meta:editing-duration>PT30M38S</meta:editing-duration>
    <meta:document-statistic meta:table-count="3" meta:cell-count="150" meta:object-count="0"/>
    <meta:user-defined meta:name="Info 1"/>
    <meta:user-defined meta:name="Info 2"/>
    <meta:user-defined meta:name="Info 3"/>
    <meta:user-defined meta:name="Info 4"/>
  </office:meta>
</office:document-meta>
</file>